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officeooo:rsid="001e85f8" officeooo:paragraph-rsid="001e85f8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text-properties officeooo:rsid="0020ca74" officeooo:paragraph-rsid="0020ca74"/>
    </style:style>
    <style:style style:name="P4" style:family="paragraph" style:parent-style-name="Text_20_body">
      <style:text-properties officeooo:rsid="0023187f" officeooo:paragraph-rsid="0023187f"/>
    </style:style>
    <style:style style:name="P5" style:family="paragraph" style:parent-style-name="Text_20_body">
      <style:text-properties fo:font-weight="bold" officeooo:rsid="0023187f" officeooo:paragraph-rsid="0023187f" style:font-weight-asian="bold" style:font-weight-complex="bold"/>
    </style:style>
    <style:style style:name="P6" style:family="paragraph" style:parent-style-name="Text_20_body">
      <style:text-properties fo:font-weight="normal" officeooo:rsid="0023187f" officeooo:paragraph-rsid="0023187f" style:font-weight-asian="normal" style:font-weight-complex="normal"/>
    </style:style>
    <style:style style:name="P7" style:family="paragraph" style:parent-style-name="Text_20_body">
      <style:text-properties fo:font-weight="normal" officeooo:rsid="0023a38f" officeooo:paragraph-rsid="0023a38f" style:font-weight-asian="normal" style:font-weight-complex="normal"/>
    </style:style>
    <style:style style:name="P8" style:family="paragraph" style:parent-style-name="Text_20_body">
      <style:text-properties fo:font-style="normal" fo:font-weight="normal" officeooo:rsid="0023a38f" officeooo:paragraph-rsid="0023a38f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23bf85" officeooo:paragraph-rsid="0023bf8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italic" fo:font-weight="bold" officeooo:rsid="0023a38f" officeooo:paragraph-rsid="0023a38f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023bf85" officeooo:paragraph-rsid="0023bf85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normal" officeooo:rsid="0023187f" officeooo:paragraph-rsid="0023187f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2695f1" officeooo:paragraph-rsid="002695f1"/>
    </style:style>
    <style:style style:name="P14" style:family="paragraph" style:parent-style-name="Text_20_body">
      <style:text-properties officeooo:rsid="0029ff70" officeooo:paragraph-rsid="0029ff70"/>
    </style:style>
    <style:style style:name="P15" style:family="paragraph" style:parent-style-name="Text_20_body">
      <style:text-properties officeooo:rsid="002a18c6" officeooo:paragraph-rsid="002a18c6"/>
    </style:style>
    <style:style style:name="P16" style:family="paragraph" style:parent-style-name="Text_20_body">
      <style:text-properties officeooo:paragraph-rsid="002be68c"/>
    </style:style>
    <style:style style:name="P17" style:family="paragraph" style:parent-style-name="Heading_20_1">
      <style:text-properties officeooo:rsid="002be68c" officeooo:paragraph-rsid="002be68c"/>
    </style:style>
    <style:style style:name="P18" style:family="paragraph" style:parent-style-name="Heading_20_2">
      <style:text-properties officeooo:rsid="002be68c" officeooo:paragraph-rsid="002be68c"/>
    </style:style>
    <style:style style:name="P19" style:family="paragraph" style:parent-style-name="Heading_20_2">
      <style:text-properties officeooo:rsid="002d6733" officeooo:paragraph-rsid="002d6733"/>
    </style:style>
    <style:style style:name="P20" style:family="paragraph" style:parent-style-name="Text_20_body">
      <style:text-properties fo:font-style="normal" fo:font-weight="normal" officeooo:rsid="002a18c6" officeooo:paragraph-rsid="002a18c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2e5465" officeooo:paragraph-rsid="002e5465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rsid="002be68c" officeooo:paragraph-rsid="002be68c"/>
    </style:style>
    <style:style style:name="P23" style:family="paragraph" style:parent-style-name="Text_20_body">
      <style:text-properties officeooo:rsid="002d6733" officeooo:paragraph-rsid="002d6733"/>
    </style:style>
    <style:style style:name="P24" style:family="paragraph" style:parent-style-name="Text_20_body">
      <style:text-properties officeooo:rsid="002d7758" officeooo:paragraph-rsid="002d7758"/>
    </style:style>
    <style:style style:name="P25" style:family="paragraph" style:parent-style-name="Text_20_body">
      <style:text-properties officeooo:rsid="002e5465" officeooo:paragraph-rsid="002e5465"/>
    </style:style>
    <style:style style:name="P26" style:family="paragraph" style:parent-style-name="Text_20_body">
      <style:text-properties fo:font-style="italic" fo:font-weight="bold" officeooo:rsid="002e5465" officeooo:paragraph-rsid="002e5465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e5465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e546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f33e4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5735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officeooo:rsid="002e5465" style:font-style-asian="normal" style:font-style-complex="normal"/>
    </style:style>
    <style:style style:name="T12" style:family="text">
      <style:text-properties officeooo:rsid="002d6733"/>
    </style:style>
    <style:style style:name="T13" style:family="text">
      <style:text-properties officeooo:rsid="002d7758"/>
    </style:style>
    <style:style style:name="T14" style:family="text">
      <style:text-properties officeooo:rsid="002e5465"/>
    </style:style>
    <style:style style:name="T15" style:family="text">
      <style:text-properties officeooo:rsid="002f33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5 e CSS3</text:p>
      <text:p text:style-name="P1"/>
      <text:h text:style-name="Heading_20_1" text:outline-level="1">Capítulo 13</text:h>
      <text:h text:style-name="Heading_20_2" text:outline-level="2">Aula 2</text:h>
      <text:p text:style-name="P2">Empresas de tecnologia tendem escolhem a cor azul para a criação de seus sites. </text:p>
      <text:p text:style-name="P2">Preferir sempre usar fundo branco e letras pretas para evitar cansaço visual.</text:p>
      <text:p text:style-name="P2">A cor vermelha faz relação com comida e o amarelo com felicidade.</text:p>
      <text:p text:style-name="Text_20_body">Rosa passa ideia de doce ou sentimental.</text:p>
      <text:p text:style-name="P3">Toda cor é constituída de 3 outras cores: RED, GREEN and BLUE (RGB).</text:p>
      <text:h text:style-name="Heading_20_2" text:outline-level="2">Aula 3</text:h>
      <text:p text:style-name="P4">*<text:span text:style-name="T3">Círculo Cromático</text:span></text:p>
      <text:p text:style-name="P5">**Cores Primárias</text:p>
      <text:p text:style-name="P6">Amarelo / Vermelho / Azul</text:p>
      <text:p text:style-name="P6">“Harmonia grosseira”</text:p>
      <text:p text:style-name="P5"/>
      <text:p text:style-name="P5">**Cores Secundárias</text:p>
      <text:p text:style-name="P6">Verde / Laranja / Violeta</text:p>
      <text:p text:style-name="P5"/>
      <text:p text:style-name="P5">**Cores Terciárias</text:p>
      <text:p text:style-name="P6">Amarelo-esverdeado</text:p>
      <text:p text:style-name="P6">Amarelo-alaranjado</text:p>
      <text:p text:style-name="P6">Vermelho-alaranjado</text:p>
      <text:p text:style-name="P6">Vermelho arroxeado</text:p>
      <text:p text:style-name="P7">Azul arroxeado</text:p>
      <text:p text:style-name="P7">Azul-esverdeado</text:p>
      <text:p text:style-name="P6">“Misturas das cores primárias e secundárias”, [<text:span text:style-name="T1">Nome da Cor Primária + Nome da Cor Secundária]</text:span></text:p>
      <text:p text:style-name="P12"/>
      <text:p text:style-name="P12"/>
      <text:p text:style-name="P12"/>
      <text:p text:style-name="P10"><text:soft-page-break/>Temperatura de Cores</text:p>
      <text:p text:style-name="P8">***Traçar uma reta entre o Amarelo-esverdeado e o Amarelo. Finalizar a reta entre o Vermelho arroxeado e Violeta.</text:p>
      <text:p text:style-name="P8">***Todas as cores que ficarem no hemisfério esquerdo são as <text:span text:style-name="T3">CORES FRIAS </text:span>e todas as cores que ficarem no hemisfério direito são as <text:span text:style-name="T3">CORES QUENTES. </text:span>(Amarelo no topo e violeta no fim)</text:p>
      <text:p text:style-name="P8">OBS.: <text:span text:style-name="T3">SEMPRE USAR DE 3 A 5 CORES NA PALETA DE COR DO SITE.</text:span></text:p>
      <text:p text:style-name="P9">OBS.: <text:span text:style-name="T3">ANALISAR QUAL É A COR PRIMÁRIA DA LOGO DO SITE DO CLIENTE E USAR COMO BASE.</text:span></text:p>
      <text:p text:style-name="P11"/>
      <text:p text:style-name="P9"><text:span text:style-name="T3">**</text:span><text:span text:style-name="T7">Cores Complementares</text:span></text:p>
      <text:p text:style-name="P9">“Cores complementares são aquelas cores que tem mais contraste entre si. É só escolher uma cor qualquer e ver qual é a cor imediatamente oposta no círculo cromático.</text:p>
      <text:p text:style-name="P9">Ex.: Violeta <text:s/>- Amarelo</text:p>
      <text:p text:style-name="P9"/>
      <text:p text:style-name="P11">**Cores Análogas</text:p>
      <text:p text:style-name="P9">“Cores Análogas são cores que não têm contraste tão grande entre elas, mas são perceptíveis. São as cores imediatamente ao lado, são as vizinhas” </text:p>
      <text:p text:style-name="P9"/>
      <text:p text:style-name="P11">**Cores Análogas + uma Complementar</text:p>
      <text:p text:style-name="P11"/>
      <text:p text:style-name="P11">**Cores Análogas Relacionadas </text:p>
      <text:p text:style-name="P9">“<text:span text:style-name="T8">Escolha d</text:span>uas cores vizinhas, pular uma cor e pegar a terceira cor”</text:p>
      <text:p text:style-name="P9"/>
      <text:p text:style-name="P11">**Cores Intercaladas</text:p>
      <text:p text:style-name="P9">“Parecidas com as Cores Análogas relacionadas mas têm um contraste maior, escolha uma cor e pule até preencher 3 cores”</text:p>
      <text:p text:style-name="P9"/>
      <text:p text:style-name="P11">**Cores Triádicas</text:p>
      <text:p text:style-name="P9">“Escolha uma cor, pule 3 cores e escolha, pule mais 3 e escolha de novo”</text:p>
      <text:p text:style-name="P9"/>
      <text:p text:style-name="P11">**<text:span text:style-name="T8">Cores em Quadrado</text:span></text:p>
      <text:p text:style-name="P9">“<text:span text:style-name="T8">Escolha uma cor, pule 2 cores e escolha, pule mais 2 cores e escolha. Até fechar 4 cores”</text:span></text:p>
      <text:p text:style-name="P11">“<text:span text:style-name="T8">Cores fores e bem balanceadas”</text:span></text:p>
      <text:p text:style-name="P9"/>
      <text:p text:style-name="P11"><text:soft-page-break/>**<text:span text:style-name="T8">Cores Tetrádicas</text:span></text:p>
      <text:p text:style-name="P9">“<text:span text:style-name="T8">Escolha uma cor e escolha a sua cor complementar, Escolha outra cor e escolha novamente a sua cor complementar”</text:span></text:p>
      <text:p text:style-name="P9"/>
      <text:p text:style-name="P11">**<text:span text:style-name="T8">Monocromia </text:span></text:p>
      <text:p text:style-name="P9">“<text:span text:style-name="T8">Trabalha apenas com uma cor. Escolha uma e mude apenas a saturação e a luminosidade até 3 vezes” – Degradê </text:span></text:p>
      <text:p text:style-name="P9"/>
      <text:h text:style-name="Heading_20_2" text:outline-level="2">Aula 4</text:h>
      <text:p text:style-name="Text_20_body"/>
      <text:p text:style-name="P13">Site para montar <text:span text:style-name="T3">PALETAS DE CORES</text:span><text:span text:style-name="T9"> (</text:span><text:span text:style-name="T6">color.adobe.com</text:span><text:span text:style-name="T9">)</text:span></text:p>
      <text:p text:style-name="P14"><text:span text:style-name="T9">Site para montar </text:span><text:span text:style-name="T10">PALETAS DE CORES </text:span><text:span text:style-name="T6">(paletton.com)</text:span></text:p>
      <text:p text:style-name="P15"><text:span text:style-name="T6">Site para montar </text:span><text:span text:style-name="T10">PALETAS DE CORES </text:span><text:span text:style-name="T9">(coolors.co)</text:span></text:p>
      <text:p text:style-name="P20"/>
      <text:h text:style-name="P17" text:outline-level="1">Capítulo 14</text:h>
      <text:p text:style-name="P16"/>
      <text:h text:style-name="P18" text:outline-level="2">Aula 1</text:h>
      <text:p text:style-name="P22">Tipografia – <text:span text:style-name="T12">Conceito e História</text:span></text:p>
      <text:h text:style-name="P19" text:outline-level="2">Aula 2</text:h>
      <text:p text:style-name="P23">Anatomia do Tipo </text:p>
      <text:p text:style-name="P22">“<text:span text:style-name="T13">A letra x é o ponto de partida para a construção de todas as fontes, existe uma métrica que se chama altura x. A partir do tamanho da letra x são criadas todas as outras”</text:span></text:p>
      <text:p text:style-name="P24"/>
      <text:p text:style-name="P24"><text:s/>– <text:span text:style-name="T4">Itens Métricos</text:span></text:p>
      <text:p text:style-name="P24">**Altura-X</text:p>
      <text:p text:style-name="P24">**Altura das maiúsculas</text:p>
      <text:p text:style-name="P24">**<text:span text:style-name="T14">Ascendente (o que sobra das letras para cima)</text:span></text:p>
      <text:p text:style-name="P24">**<text:span text:style-name="T14">Descendente (o que sobra das letras para baixo)</text:span></text:p>
      <text:p text:style-name="P24">**<text:span text:style-name="T14">Corpo (altura total. Somatório)</text:span></text:p>
      <text:p text:style-name="P24"/>
      <text:p text:style-name="P24"><text:soft-page-break/>– <text:span text:style-name="T4">Anatômicos Geométricos</text:span></text:p>
      <text:p text:style-name="P24">**<text:span text:style-name="T14">Serifa “Cria uma linha imaginária para facilitar a leitura das palavras – Em papel”; “Já existem estudos que, na </text:span><text:span text:style-name="T2">tela, fontes </text:span><text:span text:style-name="T11">sem a serifa também facilita a leitura – Em telas</text:span><text:span text:style-name="T14">”</text:span></text:p>
      <text:p text:style-name="P25">**Haste</text:p>
      <text:p text:style-name="P25">**Filete (Une duas hastes ou um ou mais hastes e arcos)</text:p>
      <text:p text:style-name="P25">**Arco</text:p>
      <text:p text:style-name="P25">**Esporão (Para “<text:span text:style-name="T3">segurar”</text:span> algumas letras)</text:p>
      <text:p text:style-name="P25">**Vértice (Ponta da letra ‘A’ por exemplo)</text:p>
      <text:p text:style-name="P25">**Terminal (Quando ele não está preso em outro lugar: o final da letra R, por exemplo) – não confundir com braços ou pernas.</text:p>
      <text:p text:style-name="P25"><text:s/>– <text:span text:style-name="T3">Componentes Anatômicos</text:span></text:p>
      <text:p text:style-name="P21">**<text:span text:style-name="T15">Braço</text:span></text:p>
      <text:p text:style-name="P21">**<text:span text:style-name="T15">Perna</text:span></text:p>
      <text:p text:style-name="P21">**<text:span text:style-name="T15">Pé</text:span></text:p>
      <text:p text:style-name="P21">**<text:span text:style-name="T15">Espinha (Só existe na letra S)</text:span></text:p>
      <text:p text:style-name="P21">**<text:span text:style-name="T15">Barriga</text:span></text:p>
      <text:p text:style-name="P21">**<text:span text:style-name="T15">Olho (buracos dentro das letras)</text:span></text:p>
      <text:p text:style-name="P21">**<text:span text:style-name="T15">Orelha</text:span></text:p>
      <text:p text:style-name="P21">**<text:span text:style-name="T15">Cauda</text:span></text:p>
      <text:p text:style-name="P21"><text:span text:style-name="T15">\\Glifo é uma letra. O conjunto de todos os Glifos de uma determinada família são chamadas de </text:span><text:span text:style-name="T5">fontes</text:span><text:span text:style-name="T15">.</text:span></text:p>
      <text:p text:style-name="P21">*<text:span text:style-name="T15">Família tipográfica – [light, normal, seminegrito, negrito, extranegrito]</text:span></text:p>
      <text:p text:style-name="P21"/>
      <text:p text:style-name="P26"><text:s/>– <text:span text:style-name="T15">Categorias de Fontes</text:span></text:p>
      <text:p text:style-name="P21">→ <text:span text:style-name="T15">Serifadas</text:span></text:p>
      <text:p text:style-name="P21">→ <text:span text:style-name="T15">Sans-serif (sem serifa) “Em texto muito longos em sites dê preferência para fontes não serifadas”</text:span></text:p>
      <text:p text:style-name="P21">→ <text:span text:style-name="T15">Monoespaçadas “Largura de todas as letras têm o mesmo espaço”</text:span></text:p>
      <text:p text:style-name="P21">→ <text:span text:style-name="T15">Handwriting “Simula caligrafia feita à mão”</text:span></text:p>
      <text:p text:style-name="P21">→ <text:span text:style-name="T15">Display <text:s/>“Fontes comemorativas, não seguem padrão. Fontes góticas”</text:span></text:p>
      <text:p text:style-name="P21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22:14:54.293000000</meta:creation-date>
    <dc:date>2021-06-04T01:21:48.549000000</dc:date>
    <meta:editing-duration>PT7H49M33S</meta:editing-duration>
    <meta:editing-cycles>4</meta:editing-cycles>
    <meta:generator>LibreOffice/7.0.5.2$Windows_X86_64 LibreOffice_project/64390860c6cd0aca4beafafcfd84613dd9dfb63a</meta:generator>
    <meta:document-statistic meta:table-count="0" meta:image-count="0" meta:object-count="0" meta:page-count="4" meta:paragraph-count="88" meta:word-count="647" meta:character-count="3943" meta:non-whitespace-character-count="3363"/>
  </office:meta>
</office:document-meta>
</file>